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officeooo:paragraph-rsid="001f4e9b" fo:background-color="#fff200"/>
    </style:style>
    <style:style style:name="P2" style:family="paragraph" style:parent-style-name="Subtitle">
      <style:text-properties officeooo:rsid="001f4e9b" officeooo:paragraph-rsid="001f4e9b"/>
    </style:style>
    <style:style style:name="P3" style:family="paragraph" style:parent-style-name="Subtitle">
      <style:text-properties officeooo:paragraph-rsid="001f4e9b"/>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itle">
      <style:text-properties officeooo:rsid="001f4e9b" officeooo:paragraph-rsid="001f4e9b"/>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officeooo:rsid="002592d4" officeooo:paragraph-rsid="002592d4" fo:background-color="transparent"/>
    </style:style>
    <style:style style:name="P9" style:family="paragraph" style:parent-style-name="Text_20_body">
      <style:text-properties officeooo:rsid="002688b2" officeooo:paragraph-rsid="002688b2" fo:background-color="transparent"/>
    </style:style>
    <style:style style:name="P10" style:family="paragraph" style:parent-style-name="Text_20_body">
      <style:text-properties officeooo:rsid="00274b2b" officeooo:paragraph-rsid="00274b2b" fo:background-color="transparent"/>
    </style:style>
    <style:style style:name="P11" style:family="paragraph" style:parent-style-name="Text_20_body">
      <style:text-properties officeooo:rsid="0028cbe7" officeooo:paragraph-rsid="0028cbe7" fo:background-color="transparent"/>
    </style:style>
    <style:style style:name="P12" style:family="paragraph" style:parent-style-name="Text_20_body">
      <style:text-properties officeooo:rsid="002a71e4" officeooo:paragraph-rsid="002a71e4" fo:background-color="transparent"/>
    </style:style>
    <style:style style:name="P13" style:family="paragraph" style:parent-style-name="Text_20_body">
      <style:text-properties officeooo:rsid="002b2dfe" officeooo:paragraph-rsid="002b2dfe" fo:background-color="transparent"/>
    </style:style>
    <style:style style:name="P14" style:family="paragraph" style:parent-style-name="Text_20_body">
      <style:text-properties officeooo:rsid="0030fbab" officeooo:paragraph-rsid="0030fbab" fo:background-color="transparent"/>
    </style:style>
    <style:style style:name="P15" style:family="paragraph" style:parent-style-name="Text_20_body">
      <style:text-properties officeooo:rsid="0030fbab" officeooo:paragraph-rsid="0030fbab"/>
    </style:style>
    <style:style style:name="T1" style:family="text">
      <style:text-properties officeooo:rsid="00253369"/>
    </style:style>
    <style:style style:name="T2" style:family="text">
      <style:text-properties officeooo:rsid="001fbed0"/>
    </style:style>
    <style:style style:name="T3" style:family="text">
      <style:text-properties officeooo:rsid="001f4e9b"/>
    </style:style>
    <style:style style:name="T4" style:family="text">
      <style:text-properties officeooo:rsid="00222e85"/>
    </style:style>
    <style:style style:name="T5" style:family="text">
      <style:text-properties style:font-name="Liberation Sans" fo:font-size="18pt" officeooo:rsid="00253369" style:font-name-asian="AR PL SungtiL GB" style:font-size-asian="18pt" style:font-name-complex="Lohit Devanagari" style:font-size-complex="18pt"/>
    </style:style>
    <style:style style:name="T6" style:family="text">
      <style:text-properties fo:background-color="transparent" loext:char-shading-value="0"/>
    </style:style>
    <style:style style:name="T7" style:family="text">
      <style:text-properties officeooo:rsid="002ec1e7"/>
    </style:style>
    <style:style style:name="T8" style:family="text">
      <style:text-properties officeooo:rsid="00302c30"/>
    </style:style>
    <style:style style:name="T9" style:family="text">
      <style:text-properties officeooo:rsid="0030fbab"/>
    </style:style>
    <style:style style:name="T10" style:family="text">
      <style:text-properties officeooo:rsid="00360f6e"/>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reference-mark-start text:name="Aufgabe"/>Aufgabe <text:span text:style-name="T1">3</text:span>: <text:span text:style-name="T1">Eisbudendilemma</text:span><text:reference-mark-end text:name="Aufgabe"/></text:p>
      <text:p text:style-name="P3"><text:span text:style-name="T3">Te</text:span><text:span text:style-name="T4">ilnahme</text:span><text:span text:style-name="T3">-ID: </text:span>57073</text:p>
      <text:p text:style-name="P2">Bearbeiter/-in dieser Aufgabe:<text:line-break/><text:span text:style-name="T5">Eric Wolf</text:span></text:p>
      <text:p text:style-name="P2"><text:date style:data-style-name="N81" text:date-value="2021-04-18T13:53:16.831457410" text:fixed="true">18. April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3</text:a></text:p>
          <text:p text:style-name="P4"><text:a xlink:type="simple" xlink:href="#__RefHeading___Toc2236_4178761632" text:style-name="Index_20_Link" text:visited-style-name="Index_20_Link">Beispiele<text:tab/>3</text:a></text:p>
          <text:p text:style-name="P4"><text:a xlink:type="simple" xlink:href="#__RefHeading___Toc2238_4178761632" text:style-name="Index_20_Link" text:visited-style-name="Index_20_Link">Quellcode<text:tab/>3</text:a></text:p>
        </text:index-body>
      </text:table-of-content>
      <text:h text:style-name="Heading_20_1" text:outline-level="1"><text:bookmark-start text:name="__RefHeading___Toc2232_4178761632"/>Lösungsidee<text:bookmark-end text:name="__RefHeading___Toc2232_4178761632"/></text:h>
      <text:p text:style-name="P8">Das Ziel ist Positionierung<text:span text:style-name="T10">en</text:span> der Eisbuden zu finden gegen welche keine andere Kombination in einer Wahl eine Mehrheit an Stimmen bekommen würde.</text:p>
      <text:p text:style-name="P9">Die möglichen Positionierungen stellen alle möglichen Kombinationen der Adressen mit der Länge 3 (3 Eisbuden) dar, weil im Gegensatz zu den Permutationen die Reihenfolge der Eisbuden egal ist und nur die Menge an belegten Adressen zählt.</text:p>
      <text:p text:style-name="P9">Zudem besitzen diese Kombinationen keine Wiederholungen, weil an einer bestimmten Adresse nur eine Eisbude stehen kann und diese somit maximal einmal in einer Positionierung vorkommen kann.</text:p>
      <text:p text:style-name="P10">Um die Stabilität einer Positionierung zu ermitteln muss überprüft werden, ob sie wie am Anfang genannt gegen jede andere Kombination in einer Wahl gewinnen würde.</text:p>
      <text:p text:style-name="P11">Eine Wahl zwischen zwei Positionierungen kann simuliert werden, indem für jedes Haus die nächste Eisbude in jeder Positionierung ermittelt wird und die Positionierung mit der kürzesten Distanz zur nächsten Eisbude eine Stimme erhält.</text:p>
      <text:p text:style-name="P12">Dabei werden jedoch zwei Simulationen gleichzeitig durchgeführt, weil man aus dem Ausgang der Wahl zwischen den Kombinationen X und Y auf des Ergebnis der Wahl zwischen den Kombinationen Y und X schließen kann.</text:p>
      <text:p text:style-name="P12">Konkret bedeutet das, dass beim Wahlerfolg der Kombination X im ersten Fall die Kombination Y im zweiten Fall verlieren würde.</text:p>
      <text:p text:style-name="P13">Dies kann genutzt werden um <text:span text:style-name="T7">die Anzahl der Simulationen von</text:span> <draw:frame draw:style-name="fr1" draw:name="Objekt1" text:anchor-type="as-char" svg:y="-0.437cm" svg:width="0.893cm" svg:height="0.527cm" draw:z-index="0"><draw:object xlink:href="./Object 1" xlink:type="simple" xlink:show="embed" xlink:actuate="onLoad"/><draw:image xlink:href="./ObjectReplacements/Object 1" xlink:type="simple" xlink:show="embed" xlink:actuate="onLoad"/></draw:frame><text:span text:style-name="T7">(n ist die Anzahl der </text:span><text:span text:style-name="T9">möglichen Positionierungen</text:span><text:span text:style-name="T7">) auf </text:span><text:span text:style-name="T7"><draw:frame draw:style-name="fr1" draw:name="Objekt2" text:anchor-type="as-char" svg:y="-0.554cm" svg:width="0.743cm" svg:height="0.958cm" draw:z-index="1"><draw:object xlink:href="./Object 2" xlink:type="simple" xlink:show="embed" xlink:actuate="onLoad"/><draw:image xlink:href="./ObjectReplacements/Object 2" xlink:type="simple" xlink:show="embed" xlink:actuate="onLoad"/></draw:frame></text:span><text:span text:style-name="T8">zu reduzieren.</text:span></text:p>
      <text:p text:style-name="P14"><text:soft-page-break/>Diese Anzahl rührt daher, dass durch das bereits erläuterte Ermitteln des Ergebnisses einer Simulation aus dem Ergebnis einer anderen Simulation mit den gleichen Kandidaten die Reihenfolge der Positionierungen beim Simulieren einer Wahl egal ist.</text:p>
      <text:p text:style-name="P15"><text:span text:style-name="T6">Dadurch stellen diese keine Permutationen sondern Kombinationen der Menge an möglichen Positionierungen dar, wessen Anzahl durch den Binomialkoeffizienten mit den Parametern <text:s text:c="13"/>n = Anzahl möglicher Positionierungen und k = Länge der Kombinationen (2 pro Wahl) ermittelt werden kann.</text:span></text:p>
      <text:h text:style-name="P7" text:outline-level="1"><text:bookmark-start text:name="__RefHeading___Toc2234_4178761632"/>Umsetzung<text:bookmark-end text:name="__RefHeading___Toc2234_4178761632"/></text:h>
      <text:p text:style-name="P1">Hier wird kurz erläutert, wie die Lösungsidee im Programm tatsächlich umgesetzt wurde. Hier können auch Implementierungsdetails erwähnt werden.</text:p>
      <text:h text:style-name="Heading_20_1" text:outline-level="1"><text:bookmark-start text:name="__RefHeading___Toc2236_4178761632"/>Beispiele<text:bookmark-end text:name="__RefHeading___Toc2236_4178761632"/></text:h>
      <text:p text:style-name="P1">Genügend Beispiele einbinden! Die Beispiele von de<text:span text:style-name="T3">n</text:span> B<text:span text:style-name="T3">WINF</text:span>-Webseite<text:span text:style-name="T3">n</text:span> sollten hier diskutiert werden, aber auch eigene Beispiele sind sehr gut – besonders wenn sie Spezialfälle abdecken. Bitte jedoch nicht 30 Seiten Programmausgabe hier einfügen!</text:p>
      <text:h text:style-name="Heading_20_1" text:outline-level="1"><text:bookmark-start text:name="__RefHeading___Toc2238_4178761632"/>Quellcode<text:bookmark-end text:name="__RefHeading___Toc2238_4178761632"/></text:h>
      <text:p text:style-name="P1">Unwichtige Teile des Programms sollen hier nicht abgedruckt werden. Dieser Teil sollte nicht mehr als 2–3 Seiten umfassen, maximal 10.</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3369"/>
    </style:style>
    <style:style style:name="MT2"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Aufgabe 3: Eisbudendilemma</text:span><text:tab/><text:tab/><text:span text:style-name="MT2">Teilnahme-ID: </text:span>57073</text:p>
      </style:header>
      <style:header-first>
        <text:p text:style-name="Header"/>
      </style:header-first>
      <style:footer>
        <text:p text:style-name="Footer"><text:tab/><text:page-number text:select-page="current">3</text:page-number>/<text:page-count>3</text:page-count></text:p>
      </style:footer>
      <style:footer-first>
        <text:p text:style-name="Footer"><text:tab/><text:page-number text:select-page="current">1</text:page-number>/<text:page-count>3</text:page-count></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18T15:02:45.874706119</meta:creation-date>
    <meta:editing-duration>P0D</meta:editing-duration>
    <meta:editing-cycles>1</meta:editing-cycles>
    <meta:generator>LibreOffice/7.1.1.2$Linux_X86_64 LibreOffice_project/fe0b08f4af1bacafe4c7ecc87ce55bb426164676</meta:generator>
    <meta:document-statistic meta:table-count="0" meta:image-count="0" meta:object-count="2" meta:page-count="3" meta:paragraph-count="29" meta:word-count="391" meta:character-count="2746" meta:non-whitespace-character-count="2368"/>
  </office:meta>
</office:document-meta>
</file>

<file path=Object 1/content.xml><?xml version="1.0" encoding="utf-8"?>
<math xmlns="http://www.w3.org/1998/Math/MathML" display="block">
  <semantics>
    <msup>
      <mi>n</mi>
      <mrow>
        <mi>n</mi>
        <mo stretchy="false">−</mo>
        <mn>1</mn>
      </mrow>
    </msup>
    <annotation encoding="StarMath 5.0">n^{n - 1} </annotation>
  </semantics>
</math>
</file>

<file path=Object 2/content.xml><?xml version="1.0" encoding="utf-8"?>
<math xmlns="http://www.w3.org/1998/Math/MathML" display="block">
  <semantics>
    <mrow>
      <mo fence="true" form="prefix" stretchy="false">(</mo>
      <mrow>
        <mtable>
          <mtr>
            <mtd>
              <mi>n</mi>
            </mtd>
          </mtr>
          <mtr>
            <mtd>
              <mn>2</mn>
            </mtd>
          </mtr>
        </mtable>
      </mrow>
      <mo fence="true" form="postfix" stretchy="false">)</mo>
    </mrow>
    <annotation encoding="StarMath 5.0">( binom{n}{2} )</annotation>
  </semantics>
</math>
</file>